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9d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8 – Liderança Ágil e Governança com BizOps</text:p>
      <text:p text:style-name="P1">Como a liderança e a cultura organizacional moldam e refletem a transformação digital</text:p>
      <text:p text:style-name="Text_20_body">A transformação digital é, antes de tudo, uma transformação organizacional. Mais do que adotar novas tecnologias, ela exige repensar modelos mentais, estruturas e formas de governar. E toda transformação dessa natureza começa — e só se sustenta — com a liderança.</text:p>
      <text:p text:style-name="Text_20_body">Num mundo marcado pela volatilidade, incerteza e disrupção, a função da liderança não é mais apenas comandar, mas criar coerência em meio à complexidade. É ela quem articula propósito e direção, garantindo o alinhamento contínuo entre estratégia, cultura e entrega de valor.</text:p>
      <text:p text:style-name="Text_20_body">Toda transformação começa com uma visão clara e mobilizadora — um norte que combine clareza estratégica (onde queremos chegar e por quê), apelo cultural (como devemos nos comportar e colaborar) e direção prática (como saberemos que estamos progredindo). Essa visão precisa ser encarnada pelas lideranças. Não basta formulá-la; é necessário vivê-la, expressá-la em decisões e comportamentos. Sem comunicação constante e liderança coerente, a transformação perde tração.</text:p>
      <text:p text:style-name="Text_20_body">Transformações não fracassam por falta de ideias, mas por ausência de liderança com autoridade e comprometimento suficientes para sustentar a mudança. Romper com estruturas obsoletas, redirecionar investimentos, enfrentar disputas políticas internas e manter coerência mesmo diante de crises exige coragem institucional. É nesse cenário que emerge a liderança servidora: aquela que não apenas comanda, mas remove barreiras, promove clareza e garante condições reais para que os times operem com foco em valor.</text:p>
      <text:p text:style-name="Text_20_body">A cultura digital se revela, sobretudo, na prática da liderança. A autonomia é incentivada, o erro vira aprendizado, a colaboração supera os silos, e a entrega de valor orienta decisões. Cultura não é o que está nos manuais — é o que se vive no cotidiano. Líderes modelam comportamentos, legitimam prioridades e criam o ambiente onde a inovação floresce.</text:p>
      <text:p text:style-name="Text_20_body">Nesse contexto, a liderança precisa evoluir da lógica de comando e controle para uma lógica em rede. Em vez de centralizar, ela distribui; em vez de controlar, orquestra. A liderança digital é aquela que atua onde a ação acontece, que se conecta a múltiplos ecossistemas e que aprende continuamente a partir de dados e feedbacks.</text:p>
      <text:p text:style-name="Text_20_body">Essa nova visão de liderança encontra ressonância em abordagens como o Management 3.0, que redefine o papel do gestor como facilitador de contextos adaptativos. Inspirado por princípios ágeis, esse modelo valoriza a motivação intrínseca, a delegação responsável, a gestão visual e a experimentação como formas de alinhar autonomia com propósito. O líder deixa de ser o centro da decisão e passa a ser o curador de um ecossistema vivo de colaboração e aprendizado.</text:p>
      <text:p text:style-name="Text_20_body">É também nesse cenário que surge o BizOps como resposta aos limites da governança tradicional. BizOps articula estratégia, operação, cultura e dados em um modelo vivo de gestão. Ele conecta portfólios de projetos e produtos a objetivos estratégicos, promove transparência radical com dados em tempo real, viabiliza decisões iterativas e sustenta uma governança distribuída, mas alinhada por propósito.</text:p>
      <text:p text:style-name="Text_20_body"><text:soft-page-break/>Mais do que buscar estabilidade, o BizOps cultiva coerência dinâmica: permite mudar com sentido, aprender com velocidade e alinhar com consistência. E se integra naturalmente a práticas como DevOps, DataOps, MLOps e DigitalOps — todos articulados por uma lógica de fluxo contínuo e entrega de valor.</text:p>
      <text:p text:style-name="Text_20_body">A liderança da transformação digital precisa, portanto, inspirar com visão, governar com agilidade e encarnar a cultura desejada. Para isso, deve estar presente onde a ação acontece, observando padrões, ativando feedbacks e tomando decisões que sustentem o aprendizado organizacional.</text:p>
      <text:p text:style-name="Text_20_body">Transformações não falham por limitações técnicas, mas por ausência de liderança com visão, coragem política e presença simbólica. O BizOps fornece a estrutura. A liderança dá vida a essa estrutura. É ela quem garante que a cultura digital não seja apenas um discurso, mas uma prática visível, coerente e cotidiana.</text:p>
      <text:p text:style-name="Text_20_body">A transformação começa no topo — mas só acontece quando a liderança desce ao chão, remove obstáculos e sustenta, com propósito, o novo que está sendo construído.</text:p>
      <text:p text:style-name="Text_20_body">Essa perspectiva se conecta diretamente aos debates sobre design organizacional adaptativo, que veremos no Capítulo 13. Porque não basta liderar — é preciso que a estrutura permita que a liderança floresça em todos os níveis, de forma distribuída, observável e iterável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7-05T07:47:41.268518600</dc:date>
    <meta:editing-duration>PT41M12S</meta:editing-duration>
    <meta:editing-cycles>9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15" meta:word-count="683" meta:character-count="4526" meta:non-whitespace-character-count="3850"/>
  </office:meta>
</office:document-meta>
</file>